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69688" officeooo:paragraph-rsid="00069688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090ad3" officeooo:paragraph-rsid="00090ad3" style:font-weight-asian="bold" style:font-weight-complex="bold"/>
    </style:style>
    <style:style style:name="P3" style:family="paragraph" style:parent-style-name="Standard">
      <style:text-properties style:font-name="Courier New" officeooo:rsid="00069688" officeooo:paragraph-rsid="00069688"/>
    </style:style>
    <style:style style:name="P4" style:family="paragraph" style:parent-style-name="Standard">
      <style:text-properties style:font-name="Courier New" fo:font-size="10pt" style:text-underline-style="solid" style:text-underline-width="auto" style:text-underline-color="font-color" officeooo:rsid="00069688" officeooo:paragraph-rsid="00069688" style:font-size-asian="10pt" style:font-size-complex="10pt"/>
    </style:style>
    <style:style style:name="P5" style:family="paragraph" style:parent-style-name="Standard">
      <style:text-properties style:font-name="Courier New" fo:font-size="10pt" officeooo:rsid="00069688" officeooo:paragraph-rsid="00069688" style:font-size-asian="10pt" style:font-size-complex="10pt"/>
    </style:style>
    <style:style style:name="P6" style:family="paragraph" style:parent-style-name="Standard">
      <style:text-properties style:font-name="Courier New" fo:font-size="10pt" style:text-underline-style="solid" style:text-underline-width="auto" style:text-underline-color="font-color" officeooo:rsid="00074798" officeooo:paragraph-rsid="00074798" style:font-size-asian="10pt" style:font-size-complex="10pt"/>
    </style:style>
    <style:style style:name="P7" style:family="paragraph" style:parent-style-name="Standard">
      <style:text-properties style:font-name="Courier New" fo:font-size="10pt" style:text-underline-style="none" officeooo:rsid="00074798" officeooo:paragraph-rsid="00074798" style:font-size-asian="10pt" style:font-size-complex="10pt"/>
    </style:style>
    <style:style style:name="P8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074798" officeooo:paragraph-rsid="00074798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dotted" style:text-underline-width="bold" style:text-underline-color="font-color"/>
    </style:style>
    <style:style style:name="T3" style:family="text">
      <style:text-properties officeooo:rsid="00074798"/>
    </style:style>
    <style:style style:name="T4" style:family="text">
      <style:text-properties style:text-underline-style="solid" style:text-underline-width="auto" style:text-underline-color="font-color" fo:font-weight="bold" officeooo:rsid="000a42c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0ad3" style:font-weight-asian="bold" style:font-weight-complex="bold"/>
    </style:style>
    <style:style style:name="T6" style:family="text">
      <style:text-properties officeooo:rsid="00090ad3"/>
    </style:style>
    <style:style style:name="T7" style:family="text">
      <style:text-properties style:text-underline-style="dotted" style:text-underline-width="bold" style:text-underline-color="font-color" officeooo:rsid="00090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3</text:p>
      <text:p text:style-name="P1">Tema 4. Transformacion Modelo E/R al Modelo Relacional</text:p>
      <text:p text:style-name="P2">Base de dato 25/26</text:p>
      <text:p text:style-name="P2">Adrián Campos Espejo</text:p>
      <text:p text:style-name="P3"/>
      <text:p text:style-name="P3"/>
      <text:p text:style-name="P4">Ejercicio 1 </text:p>
      <text:p text:style-name="P5"/>
      <text:p text:style-name="P5">REPRESENTANTE <text:s/>(<text:span text:style-name="T1">#id</text:span>, nombre)</text:p>
      <text:p text:style-name="P5">FUTBOLISTA (<text:span text:style-name="T1">#id</text:span>, nombre, fechaContrato, comision, <text:span text:style-name="T2">representante_id</text:span>)</text:p>
      <text:p text:style-name="P5"><text:tab/>representante_id → <text:span text:style-name="T3">Representante</text:span> (Not Null, M:C,B:R)</text:p>
      <text:p text:style-name="P5"/>
      <text:p text:style-name="P4"/>
      <text:p text:style-name="P4">Ejercicio 2</text:p>
      <text:p text:style-name="P5"/>
      <text:p text:style-name="P5">REPRESENTANTE (<text:span text:style-name="T1">#id</text:span>, nombre)</text:p>
      <text:p text:style-name="P5">FUTBOLISTA (<text:span text:style-name="T1">#id</text:span>, nombre)</text:p>
      <text:p text:style-name="P5">representante_futbolista (<text:span text:style-name="T1">#futbolista_id</text:span>, <text:span text:style-name="T2">representante_id</text:span>, fechaContrato, comision)</text:p>
      <text:p text:style-name="P5"><text:tab/>futbolista_id → Futbolista (<text:span text:style-name="T3">Not Null, </text:span>M:R, B:<text:span text:style-name="T3">C</text:span>)</text:p>
      <text:p text:style-name="P5"><text:tab/>representante_id → Representantes<text:span text:style-name="T3">(Not Null, M:R, B:C)</text:span></text:p>
      <text:p text:style-name="P5"/>
      <text:p text:style-name="P6"/>
      <text:p text:style-name="P6">Ejercicio 3</text:p>
      <text:p text:style-name="P6"/>
      <text:p text:style-name="P7">PROFESOR (<text:span text:style-name="T1">#id</text:span>, asignatura)</text:p>
      <text:p text:style-name="P7">ASIGNATURA (<text:span text:style-name="T1">#id</text:span>, nombre, especialidad, <text:span text:style-name="T2">profesor_id</text:span>)</text:p>
      <text:p text:style-name="P7"><text:tab/>profesor_id → Profesor (Not Null, M:C, B:R)</text:p>
      <text:p text:style-name="P7"/>
      <text:p text:style-name="P7"/>
      <text:p text:style-name="P8">Ejercicio 4</text:p>
      <text:p text:style-name="P7"/>
      <text:p text:style-name="P7">CORREDORES (<text:span text:style-name="T1">#id</text:span>, nombre, fechaNac)</text:p>
      <text:p text:style-name="P7">TELEFONOS (<text:span text:style-name="T1">#</text:span><text:span text:style-name="T4">corredores</text:span><text:span text:style-name="T1">_id</text:span>, <text:span text:style-name="T4">#telefono</text:span>)</text:p>
      <text:p text:style-name="P7"><text:tab/>telefonos_id → Telefonos (Not Null, M:C, B:C)</text:p>
      <text:p text:style-name="P7">CLUBS (<text:span text:style-name="T1">#id</text:span>, nombre, ciudad)</text:p>
      <text:p text:style-name="P7">corredores_clubs (<text:span text:style-name="T5">#corredores_id</text:span><text:span text:style-name="T6">, </text:span><text:span text:style-name="T7">clubs_id</text:span><text:span text:style-name="T6">, fecha)</text:span></text:p>
      <text:p text:style-name="P7"><text:tab/><text:span text:style-name="T6">corredores_id → Corredores (Not Null, M:R, B:C)</text:span></text:p>
      <text:p text:style-name="P7"><text:tab/><text:span text:style-name="T6">clubs_id → Clubs (Not Null, M:R, B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0:36:39.750756500</meta:creation-date>
    <dc:date>2025-11-17T11:10:51.860233100</dc:date>
    <meta:editing-duration>PT12M27S</meta:editing-duration>
    <meta:editing-cycles>2</meta:editing-cycles>
    <meta:generator>LibreOffice/25.8.2.1$Windows_X86_64 LibreOffice_project/345526217a4027cb1b9ab39bd7153c8c141a1d64</meta:generator>
    <meta:print-date>2025-11-17T11:06:42.090295300</meta:print-date>
    <meta:printed-by>Archivos PDF</meta:printed-by>
    <meta:document-statistic meta:table-count="0" meta:image-count="0" meta:object-count="0" meta:page-count="1" meta:paragraph-count="26" meta:word-count="115" meta:character-count="936" meta:non-whitespace-character-count="838"/>
  </office:meta>
</office:document-meta>
</file>